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#include &lt;cstdlib&gt;</text:p>
      <text:p text:style-name="Standard">using namespace std;</text:p>
      <text:p text:style-name="Standard"/>
      <text:p text:style-name="Standard"/>
      <text:p text:style-name="Standard">void apertura (float &amp; ss, int &amp; dt)</text:p>
      <text:p text:style-name="Standard">{</text:p>
      <text:p text:style-name="Standard">cout&lt;&lt;"Inserisci il fondo cassa ";</text:p>
      <text:p text:style-name="Standard">cin&gt;&gt; ss;</text:p>
      <text:p text:style-name="Standard">cout&lt;&lt;"Inserisci data ";</text:p>
      <text:p text:style-name="Standard">cin&gt;&gt; dt;</text:p>
      <text:p text:style-name="Standard">cout&lt;&lt;"\n";</text:p>
      <text:p text:style-name="Standard">}</text:p>
      <text:p text:style-name="Standard">/*void e un tipo di procedura una procedura non può iniziare cun un int o con float formali*/</text:p>
      <text:p text:style-name="Standard">void cliente(int &amp;n_c, float &amp;tt_sc, int &amp;n_s)</text:p>
      <text:p text:style-name="Standard">{</text:p>
      <text:p text:style-name="Standard">float cons;</text:p>
      <text:p text:style-name="Standard">n_c=0; tt_sc=0;</text:p>
      <text:p text:style-name="Standard"/>
      <text:p text:style-name="Standard">cout&lt;&lt;"Per inziare un nuovo scontrino premi 0 "&lt;&lt;endl;</text:p>
      <text:p text:style-name="Standard">do</text:p>
      <text:p text:style-name="Standard">/*comparirà a schermo l'importo e in progressivo le consumazioni ogni volta dell'inserimento dei prezzi*/</text:p>
      <text:p text:style-name="Standard">{</text:p>
      <text:p text:style-name="Standard">cout&lt;&lt;"Importo "&lt;&lt;n_c+1&lt;&lt;" Consumazione "&lt;&lt;endl;</text:p>
      <text:p text:style-name="Standard">cin&gt;&gt; cons;</text:p>
      <text:p text:style-name="Standard">tt_sc=tt_sc+cons;</text:p>
      <text:p text:style-name="Standard">n_c++;</text:p>
      <text:p text:style-name="Standard">/*while all'inserimento di 0 cambiamo cliente e scontrino*/</text:p>
      <text:p text:style-name="Standard">}while(cons!=0);</text:p>
      <text:p text:style-name="Standard"/>
      <text:p text:style-name="Standard">cout&lt;&lt;"Tot.ale scon.trino progressivo "&lt;&lt;n_s+1&lt;&lt;endl;</text:p>
      <text:p text:style-name="Standard">n_s++;</text:p>
      <text:p text:style-name="Standard">cout&lt;&lt;"N.umero cons.umazioni "&lt;&lt;n_c-1&lt;&lt;endl;</text:p>
      <text:p text:style-name="Standard">/*n_c-1 una volta inserito lo 0 il sisteme calcolerà penultimo importo*/</text:p>
      <text:p text:style-name="Standard">cout&lt;&lt;"Tot.ale da pagare: "&lt;&lt;tt_sc&lt;&lt;endl;</text:p>
      <text:p text:style-name="Standard">}</text:p>
      <text:p text:style-name="Standard"/>
      <text:p text:style-name="Standard">void uscita (float&amp;tg,int&amp;nt,int&amp;pn)</text:p>
      <text:p text:style-name="Standard">{</text:p>
      <text:p text:style-name="Standard">cout&lt;&lt;"Incasso totale: <text:s/>"&lt;&lt;tg&lt;&lt;endl;</text:p>
      <text:p text:style-name="Standard">cout&lt;&lt;"Numero consumaazione vendute "&lt;&lt;nt&lt;&lt;endl;</text:p>
      <text:p text:style-name="Standard">cout&lt;&lt;"Numero scontrini emessi "&lt;&lt;pn&lt;&lt;endl;</text:p>
      <text:p text:style-name="Standard">}</text:p>
      <text:p text:style-name="Standard"/>
      <text:p text:style-name="Standard"/>
      <text:p text:style-name="Standard">int main()</text:p>
      <text:p text:style-name="Standard">{</text:p>
      <text:p text:style-name="Standard">//globale</text:p>
      <text:p text:style-name="Standard"><text:s text:c="4"/>int data;</text:p>
      <text:p text:style-name="Standard"><text:s text:c="4"/>int n_cons=0, n_cons_tot=0, n_scon=0;</text:p>
      <text:p text:style-name="Standard"><text:s text:c="4"/>//numero / totale di consumazioni - numero scontrino progressivi</text:p>
      <text:p text:style-name="Standard"><text:soft-page-break/><text:s text:c="4"/>float fc; /*cons*/;</text:p>
      <text:p text:style-name="Standard"><text:s text:c="4"/>//fondo cassa - consumazione0</text:p>
      <text:p text:style-name="Standard"><text:s text:c="4"/>float tot_sc=0, tot_gg=0;</text:p>
      <text:p text:style-name="Standard"><text:s text:c="4"/>//totale scontrino - totale incasso della giornata</text:p>
      <text:p text:style-name="Standard"><text:s text:c="4"/>char fine;</text:p>
      <text:p text:style-name="Standard"><text:s text:c="4"/>cout&lt;&lt;"BAR FERMI"&lt;&lt;endl;</text:p>
      <text:p text:style-name="Standard">/*apertura*/ /*parametri attuali delle variabili dichiarate passabilli al sottoprogramma*/</text:p>
      <text:p text:style-name="Standard">/*chiamata al sottoprogramma "attuali"*/</text:p>
      <text:p text:style-name="Standard">do{</text:p>
      <text:p text:style-name="Standard">apertura(fc,data);</text:p>
      <text:p text:style-name="Standard">cliente(n_cons,tot_sc,n_scon);</text:p>
      <text:p text:style-name="Standard">tot_gg=tot_gg+tot_sc;</text:p>
      <text:p text:style-name="Standard">n_cons_tot=n_cons_tot+n_cons-1;</text:p>
      <text:p text:style-name="Standard">cout&lt;&lt;"Per terminare digiata "&lt;&lt;'F' &lt;&lt;endl;</text:p>
      <text:p text:style-name="Standard">cin&gt;&gt;fine;</text:p>
      <text:p text:style-name="Standard">}while(fine!='F');</text:p>
      <text:p text:style-name="Standard">uscita (tot_gg,n_cons, n_scon);</text:p>
      <text:p text:style-name="Standard">/*&amp; e un assegnazione della vaariabile fc data*/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28:06.470259808</meta:creation-date>
    <dc:date>2022-11-21T15:28:50.084283692</dc:date>
    <meta:editing-duration>PT44S</meta:editing-duration>
    <meta:editing-cycles>1</meta:editing-cycles>
    <meta:document-statistic meta:table-count="0" meta:image-count="0" meta:object-count="0" meta:page-count="2" meta:paragraph-count="64" meta:word-count="220" meta:character-count="1769" meta:non-whitespace-character-count="1572"/>
    <meta:generator>LibreOffice/7.3.6.2$Linux_X86_64 LibreOffice_project/30$Build-2</meta:generator>
  </office:meta>
</office:document-meta>
</file>